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MunichR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42">
            <text:p>242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385.657914318675">
            <text:p>385,66 €</text:p>
          </table:table-cell>
          <table:table-cell table:style-name="ce5" table:formula="of:=[.F2]-[.B3]/[.B4]" office:value-type="currency" office:currency="EUR" office:value="385.657914318675">
            <text:p>385,66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305.682235785292">
            <text:p>305,68 €</text:p>
          </table:table-cell>
          <table:table-cell table:formula="of:=[.F3]-[.B3]/[.B4]" office:value-type="currency" office:currency="EUR" office:value="305.682235785292">
            <text:p>305,68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09.480713922035">
            <text:p>309,48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4">
            <text:p>0,1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244.69894793562">
            <text:p>244,70 €</text:p>
          </table:table-cell>
          <table:table-cell table:style-name="ce14" table:formula="of:=[.F4]-[.B3]/[.B4]" office:value-type="currency" office:currency="EUR" office:value="244.69894793562">
            <text:p>244,70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6.21">
            <text:p>16,21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 office:value-type="string">
            <text:p>28 % Margin of Safety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8.105">
            <text:p>8,11 €</text:p>
          </table:table-cell>
          <table:table-cell table:style-name="ce7"/>
          <table:table-cell table:formula="of:=[.B8]/(1+[.D2])^(1/4)" office:value-type="currency" office:currency="EUR" office:value="7.96905959761319">
            <text:p>7,97 €</text:p>
          </table:table-cell>
          <table:table-cell table:formula="of:=[.B5]/2" office:value-type="currency" office:currency="EUR" office:value="8.105">
            <text:p>8,11 €</text:p>
          </table:table-cell>
          <table:table-cell table:style-name="ce8"/>
          <table:table-cell table:formula="of:=[.E8]/(1+[.D3])^(1/4)" office:value-type="currency" office:currency="EUR" office:value="7.94137281111764">
            <text:p>7,94 €</text:p>
          </table:table-cell>
          <table:table-cell table:formula="of:=[.B5]/2" office:value-type="currency" office:currency="EUR" office:value="8.105">
            <text:p>8,11 €</text:p>
          </table:table-cell>
          <table:table-cell table:style-name="ce9"/>
          <table:table-cell table:formula="of:=[.H8]/(1+[.D4])^(1/4)" office:value-type="currency" office:currency="EUR" office:value="7.9141603968265">
            <text:p>7,9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4.6392">
            <text:p>24,64 €</text:p>
          </table:table-cell>
          <table:table-cell office:value-type="percentage" office:value="0.52">
            <text:p>52,00%</text:p>
          </table:table-cell>
          <table:table-cell table:formula="of:=[.B9]/(1+[.$D$2])^[.A9]" office:value-type="currency" office:currency="EUR" office:value="23.0272897196262">
            <text:p>23,03 €</text:p>
          </table:table-cell>
          <table:table-cell table:formula="of:=[.B5]*(1+[.F9])" office:value-type="currency" office:currency="EUR" office:value="24.315">
            <text:p>24,32 €</text:p>
          </table:table-cell>
          <table:table-cell office:value-type="percentage" office:value="0.5">
            <text:p>50,00%</text:p>
          </table:table-cell>
          <table:table-cell table:formula="of:=[.E9]/(1+[.$D$3])^[.A9]" office:value-type="currency" office:currency="EUR" office:value="22.4101382488479">
            <text:p>22,41 €</text:p>
          </table:table-cell>
          <table:table-cell table:formula="of:=[.B5]*(1+[.I9])" office:value-type="currency" office:currency="EUR" office:value="23.9908">
            <text:p>23,99 €</text:p>
          </table:table-cell>
          <table:table-cell office:value-type="percentage" office:value="0.48">
            <text:p>48,00%</text:p>
          </table:table-cell>
          <table:table-cell table:formula="of:=[.H9]/(1+[.$D$4])^[.A9]" office:value-type="currency" office:currency="EUR" office:value="21.8098181818182">
            <text:p>21,8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26.117552">
            <text:p>26,12 €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EUR" office:value="22.8120814044895">
            <text:p>22,81 €</text:p>
          </table:table-cell>
          <table:table-cell table:formula="of:=[.E9]*(1+[.F10])" office:value-type="currency" office:currency="EUR" office:value="25.53075">
            <text:p>25,53 €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EUR" office:value="21.6872305634012">
            <text:p>21,69 €</text:p>
          </table:table-cell>
          <table:table-cell table:formula="of:=[.H9]*(1+[.I10])" office:value-type="currency" office:currency="EUR" office:value="24.710524">
            <text:p>24,71 €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EUR" office:value="20.421920661157">
            <text:p>20,4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27.68460512">
            <text:p>27,68 €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EUR" office:value="22.5988843820176">
            <text:p>22,60 €</text:p>
          </table:table-cell>
          <table:table-cell table:formula="of:=[.E10]*(1+[.F11])" office:value-type="currency" office:currency="EUR" office:value="26.8072875">
            <text:p>26,81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20.9876424807109">
            <text:p>20,99 €</text:p>
          </table:table-cell>
          <table:table-cell table:formula="of:=[.H10]*(1+[.I11])" office:value-type="currency" office:currency="EUR" office:value="25.45183972">
            <text:p>25,45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19.1223438918107">
            <text:p>19,12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6.610763072">
            <text:p>16,61 €</text:p>
          </table:table-cell>
          <table:table-cell office:value-type="percentage" office:value="-0.4">
            <text:p>-40,00%</text:p>
          </table:table-cell>
          <table:table-cell table:formula="of:=[.B12]/(1+[.$D$2])^[.A12]" office:value-type="currency" office:currency="EUR" office:value="12.6722716160846">
            <text:p>12,67 €</text:p>
          </table:table-cell>
          <table:table-cell table:formula="of:=[.E11]*(1+[.F12])" office:value-type="currency" office:currency="EUR" office:value="13.40364375">
            <text:p>13,40 €</text:p>
          </table:table-cell>
          <table:table-cell office:value-type="percentage" office:value="-0.5">
            <text:p>-50,00%</text:p>
          </table:table-cell>
          <table:table-cell table:formula="of:=[.E12]/(1+[.$D$3])^[.A12]" office:value-type="currency" office:currency="EUR" office:value="9.67172464548888">
            <text:p>9,67 €</text:p>
          </table:table-cell>
          <table:table-cell table:formula="of:=[.H11]*(1+[.I12])" office:value-type="currency" office:currency="EUR" office:value="12.72591986">
            <text:p>12,73 €</text:p>
          </table:table-cell>
          <table:table-cell office:value-type="percentage" office:value="-0.5">
            <text:p>-50,00%</text:p>
          </table:table-cell>
          <table:table-cell table:formula="of:=[.H12]/(1+[.$D$4])^[.A12]" office:value-type="currency" office:currency="EUR" office:value="8.69197449627757">
            <text:p>8,69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7.57386669952">
            <text:p>27,57 €</text:p>
          </table:table-cell>
          <table:table-cell office:value-type="percentage" office:value="0.66">
            <text:p>66,00%</text:p>
          </table:table-cell>
          <table:table-cell table:formula="of:=[.B13]/(1+[.$D$2])^[.A13]" office:value-type="currency" office:currency="EUR" office:value="19.6597858716827">
            <text:p>19,66 €</text:p>
          </table:table-cell>
          <table:table-cell table:formula="of:=[.E12]*(1+[.F13])" office:value-type="currency" office:currency="EUR" office:value="27.611506125">
            <text:p>27,61 €</text:p>
          </table:table-cell>
          <table:table-cell office:value-type="percentage" office:value="1.06">
            <text:p>106,00%</text:p>
          </table:table-cell>
          <table:table-cell table:formula="of:=[.E13]/(1+[.$D$3])^[.A13]" office:value-type="currency" office:currency="EUR" office:value="18.3629057785319">
            <text:p>18,36 €</text:p>
          </table:table-cell>
          <table:table-cell table:formula="of:=[.H12]*(1+[.I13])" office:value-type="currency" office:currency="EUR" office:value="26.2153949116">
            <text:p>26,22 €</text:p>
          </table:table-cell>
          <table:table-cell office:value-type="percentage" office:value="1.06">
            <text:p>106,00%</text:p>
          </table:table-cell>
          <table:table-cell table:formula="of:=[.H13]/(1+[.$D$4])^[.A13]" office:value-type="currency" office:currency="EUR" office:value="16.2776976930289">
            <text:p>16,2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9.2282987014912">
            <text:p>29,23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19.4760495551249">
            <text:p>19,48 €</text:p>
          </table:table-cell>
          <table:table-cell table:formula="of:=[.E13]*(1+[.F14])" office:value-type="currency" office:currency="EUR" office:value="28.71596637">
            <text:p>28,72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17.6013106079937">
            <text:p>17,60 €</text:p>
          </table:table-cell>
          <table:table-cell table:formula="of:=[.H13]*(1+[.I14])" office:value-type="currency" office:currency="EUR" office:value="15.72923694696">
            <text:p>15,73 €</text:p>
          </table:table-cell>
          <table:table-cell office:value-type="percentage" office:value="-0.4">
            <text:p>-40,00%</text:p>
          </table:table-cell>
          <table:table-cell table:formula="of:=[.H14]/(1+[.$D$4])^[.A14]" office:value-type="currency" office:currency="EUR" office:value="8.87874419619759">
            <text:p>8,8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30.9819966235807">
            <text:p>30,98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19.2940304004041">
            <text:p>19,29 €</text:p>
          </table:table-cell>
          <table:table-cell table:formula="of:=[.E14]*(1+[.F15])" office:value-type="currency" office:currency="EUR" office:value="29.8646050248">
            <text:p>29,86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16.8713023339294">
            <text:p>16,87 €</text:p>
          </table:table-cell>
          <table:table-cell table:formula="of:=[.H14]*(1+[.I15])" office:value-type="currency" office:currency="EUR" office:value="26.1105333319536">
            <text:p>26,11 €</text:p>
          </table:table-cell>
          <table:table-cell office:value-type="percentage" office:value="0.66">
            <text:p>66,00%</text:p>
          </table:table-cell>
          <table:table-cell table:formula="of:=[.H15]/(1+[.$D$4])^[.A15]" office:value-type="currency" office:currency="EUR" office:value="13.3988321506254">
            <text:p>13,40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32.8409164209955">
            <text:p>32,84 €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EUR" office:value="19.1137123592789">
            <text:p>19,11 €</text:p>
          </table:table-cell>
          <table:table-cell table:formula="of:=[.E15]*(1+[.F16])" office:value-type="currency" office:currency="EUR" office:value="31.059189225792">
            <text:p>31,06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16.171570900725">
            <text:p>16,17 €</text:p>
          </table:table-cell>
          <table:table-cell table:formula="of:=[.H15]*(1+[.I16])" office:value-type="currency" office:currency="EUR" office:value="26.8938493319122">
            <text:p>26,89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12.5461791955856">
            <text:p>12,55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4.8113714062553">
            <text:p>34,81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18.9350795334912">
            <text:p>18,94 €</text:p>
          </table:table-cell>
          <table:table-cell table:formula="of:=[.E16]*(1+[.F17])" office:value-type="currency" office:currency="EUR" office:value="18.6355135354752">
            <text:p>18,64 €</text:p>
          </table:table-cell>
          <table:table-cell office:value-type="percentage" office:value="-0.4">
            <text:p>-40,00%</text:p>
          </table:table-cell>
          <table:table-cell table:formula="of:=[.E17]/(1+[.$D$3])^[.A17]" office:value-type="currency" office:currency="EUR" office:value="8.94280418473272">
            <text:p>8,94 €</text:p>
          </table:table-cell>
          <table:table-cell table:formula="of:=[.H16]*(1+[.I17])" office:value-type="currency" office:currency="EUR" office:value="16.1363095991473">
            <text:p>16,14 €</text:p>
          </table:table-cell>
          <table:table-cell office:value-type="percentage" office:value="-0.4">
            <text:p>-40,00%</text:p>
          </table:table-cell>
          <table:table-cell table:formula="of:=[.H17]/(1+[.$D$4])^[.A17]" office:value-type="currency" office:currency="EUR" office:value="6.84337047031944">
            <text:p>6,84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6.9000536906306">
            <text:p>36,90 €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EUR" office:value="18.7581161733651">
            <text:p>18,76 €</text:p>
          </table:table-cell>
          <table:table-cell table:formula="of:=[.E17]*(1+[.F18])" office:value-type="currency" office:currency="EUR" office:value="30.9349524688888">
            <text:p>30,93 €</text:p>
          </table:table-cell>
          <table:table-cell office:value-type="percentage" office:value="0.66">
            <text:p>66,00%</text:p>
          </table:table-cell>
          <table:table-cell table:formula="of:=[.E18]/(1+[.$D$3])^[.A18]" office:value-type="currency" office:currency="EUR" office:value="13.6820782918491">
            <text:p>13,68 €</text:p>
          </table:table-cell>
          <table:table-cell table:formula="of:=[.H17]*(1+[.I18])" office:value-type="currency" office:currency="EUR" office:value="26.7862739345846">
            <text:p>26,79 €</text:p>
          </table:table-cell>
          <table:table-cell office:value-type="percentage" office:value="0.66">
            <text:p>66,00%</text:p>
          </table:table-cell>
          <table:table-cell table:formula="of:=[.H18]/(1+[.$D$4])^[.A18]" office:value-type="currency" office:currency="EUR" office:value="10.3272681643003">
            <text:p>10,3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204.316360613178">
            <text:p>204,32 €</text:p>
          </table:table-cell>
          <table:table-cell/>
          <table:table-cell table:style-name="ce8"/>
          <table:table-cell table:formula="of:=SUM([.G8:.G18])" office:value-type="currency" office:currency="EUR" office:value="174.330080847328">
            <text:p>174,33 €</text:p>
          </table:table-cell>
          <table:table-cell/>
          <table:table-cell table:style-name="ce9"/>
          <table:table-cell table:formula="of:=SUM([.J8:.J18])" office:value-type="currency" office:currency="EUR" office:value="146.232309497947">
            <text:p>146,23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369.000536906306">
            <text:p>369,00 €</text:p>
          </table:table-cell>
          <table:table-cell table:style-name="ce7"/>
          <table:table-cell table:formula="of:=[.B20]/(1+[.D2])^([.A18]+1/2)" office:value-type="currency" office:currency="EUR" office:value="181.341553705497">
            <text:p>181,34 €</text:p>
          </table:table-cell>
          <table:table-cell table:formula="of:=[.E18]*[.D5]" office:value-type="currency" office:currency="EUR" office:value="309.349524688888">
            <text:p>309,35 €</text:p>
          </table:table-cell>
          <table:table-cell table:style-name="ce8"/>
          <table:table-cell table:formula="of:=[.E20]/(1+[.D3])^([.A18]+1/2)" office:value-type="currency" office:currency="EUR" office:value="131.352154937964">
            <text:p>131,35 €</text:p>
          </table:table-cell>
          <table:table-cell table:formula="of:=[.H18]*[.D5]" office:value-type="currency" office:currency="EUR" office:value="267.862739345846">
            <text:p>267,86 €</text:p>
          </table:table-cell>
          <table:table-cell table:style-name="ce9"/>
          <table:table-cell table:formula="of:=[.H20]/(1+[.D4])^([.A18]+1/2)" office:value-type="currency" office:currency="EUR" office:value="98.4666384376729">
            <text:p>98,47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2.04.2022</text:date>, <text:time>11:1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2T11:10:23.44</dc:date>
    <dc:creator>aaa </dc:creator>
    <meta:editing-duration>P2DT22H15M32S</meta:editing-duration>
    <meta:editing-cycles>49</meta:editing-cycles>
    <meta:generator>OpenOffice/4.1.5$Win32 OpenOffice.org_project/415m1$Build-9789</meta:generator>
    <meta:document-statistic meta:table-count="5" meta:cell-count="688" meta:object-count="0"/>
  </office:meta>
</office:document-meta>
</file>